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4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5cm" fo:min-width="16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006b6b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margin-left="0cm" fo:margin-right="0cm" fo:text-indent="0cm" style:text-autospace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1pt" fo:language="zxx" fo:country="none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3" style:family="text">
      <style:text-properties style:text-position="super 58%"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5cm" svg:y1="22cm" svg:x2="18cm" svg:y2="22cm">
          <text:p text:style-name="P2"/>
        </draw:line>
        <draw:rect draw:style-name="gr1" draw:text-style-name="P1" draw:layer="layout" svg:width="1.5cm" svg:height="1cm" svg:x="3.5cm" svg:y="21cm">
          <text:p text:style-name="P2"/>
        </draw:rect>
        <draw:rect draw:style-name="gr1" draw:text-style-name="P1" draw:layer="layout" svg:width="1.5cm" svg:height="2cm" svg:x="5cm" svg:y="20cm">
          <text:p text:style-name="P2"/>
        </draw:rect>
        <draw:line draw:style-name="gr1" draw:text-style-name="P1" draw:layer="layout" svg:x1="3.5cm" svg:y1="16cm" svg:x2="3.5cm" svg:y2="22cm">
          <text:p text:style-name="P2"/>
        </draw:line>
        <draw:rect draw:style-name="gr1" draw:text-style-name="P1" draw:layer="layout" svg:width="1.5cm" svg:height="3cm" svg:x="6.5cm" svg:y="19cm">
          <text:p text:style-name="P2"/>
        </draw:rect>
        <draw:line draw:style-name="gr1" draw:text-style-name="P1" draw:layer="layout" svg:x1="8cm" svg:y1="19cm" svg:x2="8cm" svg:y2="18.5cm">
          <text:p text:style-name="P2"/>
        </draw:line>
        <draw:line draw:style-name="gr1" draw:text-style-name="P1" draw:layer="layout" svg:x1="12.569cm" svg:y1="18.504cm" svg:x2="8.005cm" svg:y2="18.504cm">
          <text:p text:style-name="P2"/>
        </draw:line>
        <draw:line draw:style-name="gr1" draw:text-style-name="P1" draw:layer="layout" svg:x1="3.5cm" svg:y1="9cm" svg:x2="8cm" svg:y2="5.5cm">
          <text:p text:style-name="P2"/>
        </draw:line>
        <draw:line draw:style-name="gr1" draw:text-style-name="P1" draw:layer="layout" svg:x1="16.548cm" svg:y1="5cm" svg:x2="10cm" svg:y2="5cm">
          <text:p text:style-name="P2"/>
        </draw:line>
        <draw:line draw:style-name="gr1" draw:text-style-name="P1" draw:layer="layout" svg:x1="3.5cm" svg:y1="9cm" svg:x2="18cm" svg:y2="9cm">
          <text:p text:style-name="P2"/>
        </draw:line>
        <draw:line draw:style-name="gr1" draw:text-style-name="P1" draw:layer="layout" svg:x1="3.5cm" svg:y1="3cm" svg:x2="3.5cm" svg:y2="9cm">
          <text:p text:style-name="P2"/>
        </draw:line>
        <draw:line draw:style-name="gr1" draw:text-style-name="P1" draw:layer="layout" svg:x1="8cm" svg:y1="5.5cm" svg:x2="10cm" svg:y2="5cm">
          <text:p text:style-name="P2"/>
        </draw:line>
        <draw:line draw:style-name="gr1" draw:text-style-name="P1" draw:layer="layout" svg:x1="10cm" svg:y1="5.5cm" svg:x2="10cm" svg:y2="8.5cm">
          <text:p text:style-name="P2"/>
        </draw:line>
        <draw:line draw:style-name="gr1" draw:text-style-name="P1" draw:layer="layout" svg:x1="4.76cm" svg:y1="8.496cm" svg:x2="9.261cm" svg:y2="5.746cm">
          <text:p text:style-name="P2"/>
        </draw:line>
        <draw:line draw:style-name="gr1" draw:text-style-name="P1" draw:layer="layout" svg:x1="5.551cm" svg:y1="8.599cm" svg:x2="9.261cm" svg:y2="6.2cm">
          <text:p text:style-name="P2"/>
        </draw:line>
        <draw:line draw:style-name="gr1" draw:text-style-name="P1" draw:layer="layout" svg:x1="6.213cm" svg:y1="8.716cm" svg:x2="9.261cm" svg:y2="6.745cm">
          <text:p text:style-name="P2"/>
        </draw:line>
        <draw:line draw:style-name="gr1" draw:text-style-name="P1" draw:layer="layout" svg:x1="7.16cm" svg:y1="8.716cm" svg:x2="9.248cm" svg:y2="7.277cm">
          <text:p text:style-name="P2"/>
        </draw:line>
        <draw:line draw:style-name="gr1" draw:text-style-name="P1" draw:layer="layout" svg:x1="7.899cm" svg:y1="8.729cm" svg:x2="9.274cm" svg:y2="7.73cm">
          <text:p text:style-name="P2"/>
        </draw:line>
        <draw:line draw:style-name="gr1" draw:text-style-name="P1" draw:layer="layout" svg:x1="8.729cm" svg:y1="8.703cm" svg:x2="9.261cm" svg:y2="8.314cm">
          <text:p text:style-name="P2"/>
        </draw:line>
        <draw:frame draw:style-name="gr2" draw:layer="layout" svg:width="2.678cm" svg:height="0.963cm" svg:x="3.321cm" svg:y="2.244cm">
          <draw:text-box>
            <text:p text:style-name="P2">Velocity</text:p>
          </draw:text-box>
        </draw:frame>
        <draw:frame draw:style-name="gr2" draw:layer="layout" svg:width="4.058cm" svg:height="0.963cm" svg:x="11.479cm" svg:y="4.268cm">
          <draw:text-box>
            <text:p text:style-name="P2">Given speed</text:p>
          </draw:text-box>
        </draw:frame>
        <draw:frame draw:style-name="gr2" draw:layer="layout" svg:width="1.7cm" svg:height="0.963cm" svg:x="12.034cm" svg:y="9.196cm">
          <draw:text-box>
            <text:p text:style-name="P2">time</text:p>
          </draw:text-box>
        </draw:frame>
        <draw:frame draw:style-name="gr3" draw:text-style-name="P2" draw:layer="layout" svg:width="0.062cm" svg:height="1.204cm" svg:x="2.926cm" svg:y="11.05cm">
          <draw:text-box>
            <text:p text:style-name="P2"/>
          </draw:text-box>
        </draw:frame>
        <draw:frame draw:style-name="gr2" draw:layer="layout" svg:width="8.236cm" svg:height="0.963cm" svg:x="11.506cm" svg:y="5.327cm">
          <draw:text-box>
            <text:p text:style-name="P2">(say 350 steps/pixel period)</text:p>
          </draw:text-box>
        </draw:frame>
        <draw:frame draw:style-name="gr2" draw:layer="layout" svg:width="4.473cm" svg:height="0.963cm" svg:x="13.872cm" svg:y="9.204cm">
          <draw:text-box>
            <text:p text:style-name="P2">(pixel periods)</text:p>
          </draw:text-box>
        </draw:frame>
        <draw:frame draw:style-name="gr2" draw:layer="layout" svg:width="10.425cm" svg:height="0.963cm" svg:x="5.569cm" svg:y="1.139cm">
          <draw:text-box>
            <text:p text:style-name="P2">Calculating Extended Accelerations</text:p>
          </draw:text-box>
        </draw:frame>
        <draw:frame draw:style-name="gr4" draw:text-style-name="P3" draw:layer="layout" svg:width="17.5cm" svg:height="7.005cm" svg:x="2cm" svg:y="11.495cm">
          <draw:text-box>
            <text:p text:style-name="P2"><text:span text:style-name="T1">Assume the Acceleration profile (</text:span><text:span text:style-name="T2">nAccProfile[j]</text:span><text:span text:style-name="T1">) contains 100,200,300,400, etc. and the given</text:span></text:p>
            <text:p text:style-name="P2"><text:span text:style-name="T1">speed (given pixel2position – given pixel1position) from the CSV or SS calculation is 350.</text:span></text:p>
            <text:p text:style-name="P2"><text:span text:style-name="T1">For a 'normal' acceleration profile (where the motor accelerates in the minimum distance) the</text:span></text:p>
            <text:p text:style-name="P2"><text:span text:style-name="T1">above graph shows how we might like to accelerate, and the hatched area is the distance</text:span></text:p>
            <text:p text:style-name="P2"><text:span text:style-name="T1">travelled.</text:span></text:p>
            <text:p text:style-name="P2"><text:span text:style-name="T1"/></text:p>
            <text:p text:style-name="P2"><text:span text:style-name="T1">However, what we actually do is shown below:</text:span></text:p>
          </draw:text-box>
        </draw:frame>
        <draw:frame draw:style-name="gr5" draw:text-style-name="P4" draw:layer="layout" svg:width="0.502cm" svg:height="1.204cm" svg:x="13.5cm" svg:y="14.5cm">
          <draw:text-box>
            <text:p text:style-name="P2"/>
          </draw:text-box>
        </draw:frame>
        <draw:frame draw:style-name="gr2" draw:text-style-name="P5" draw:layer="layout" svg:width="18.214cm" svg:height="5.497cm" svg:x="2cm" svg:y="23cm">
          <draw:text-box>
            <text:p text:style-name="P2"><text:span text:style-name="T1">The shaded area is still the distance travelled, &amp; it is simply (&amp; precisely) the sum of the</text:span></text:p>
            <text:p text:style-name="P2"><text:span text:style-name="T1">steps in the acceleration profile. <text:s/>The runtime built table '</text:span><text:span text:style-name="T2">nAccProfileCumulative[SIZaccelPROFILES]</text:span><text:span text:style-name="T1">'</text:span></text:p>
            <text:p text:style-name="P2"><text:span text:style-name="T1">stores the acceleration distance covered for a given number of pixel periods.</text:span></text:p>
            <text:p text:style-name="P2"><text:span text:style-name="T1">In reality, the motor will still be accelerating during the 4</text:span><text:span text:style-name="T3">th</text:span><text:span text:style-name="T1"> period but we do not consider this </text:span></text:p>
            <text:p text:style-name="P2"><text:span text:style-name="T1">a part of the acceleration... this is the first of the 'prePIXzeroConstSpeedPixels'.</text:span></text:p>
            <text:p text:style-name="P2"><text:span text:style-name="T1"/></text:p>
            <text:p text:style-name="P2"><text:span text:style-name="T1">For motor M39 (X-axis) &amp; any other motors where the acceleration periods don't need to be</text:span></text:p>
            <text:p text:style-name="P2"><text:span text:style-name="T1">extended [because adjacent lines naturally stop/start in the same place], we find the Given speed, then</text:span></text:p>
            <text:p text:style-name="P2"><text:span text:style-name="T1">search through nAccProfile until the next element is &gt;= to this, and that is where we stop accelerating.</text:span></text:p>
            <text:p text:style-name="P2"><text:span text:style-name="T1"><text:s/></text:span><text:span text:style-name="T1">We then add or subtract (depending on the motor's direction) the acceleration distance [plus the </text:span></text:p>
            <text:p text:style-name="P2"><text:span text:style-name="T1">distance during the ConstSpeedPixels] from the given PixelZero position to calculate the stationary </text:span></text:p>
            <text:p text:style-name="P2"><text:span text:style-name="T1">start position.</text:span></text:p>
          </draw:text-box>
        </draw:frame>
        <draw:frame draw:style-name="gr2" draw:text-style-name="P5" draw:layer="layout" svg:width="1.15cm" svg:height="0.687cm" svg:x="2cm" svg:y="20.786cm">
          <draw:text-box>
            <text:p text:style-name="P2"><text:span text:style-name="T1">100</text:span></text:p>
          </draw:text-box>
        </draw:frame>
        <draw:frame draw:style-name="gr2" draw:text-style-name="P5" draw:layer="layout" svg:width="1.15cm" svg:height="0.687cm" svg:x="2cm" svg:y="19.687cm">
          <draw:text-box>
            <text:p text:style-name="P2"><text:span text:style-name="T1">200</text:span></text:p>
          </draw:text-box>
        </draw:frame>
        <draw:frame draw:style-name="gr2" draw:text-style-name="P5" draw:layer="layout" svg:width="1.15cm" svg:height="0.687cm" svg:x="2cm" svg:y="18.688cm">
          <draw:text-box>
            <text:p text:style-name="P2"><text:span text:style-name="T1">300</text:span></text:p>
          </draw:text-box>
        </draw:frame>
        <draw:frame draw:style-name="gr2" draw:text-style-name="P5" draw:layer="layout" svg:width="1.15cm" svg:height="0.687cm" svg:x="2cm" svg:y="7.387cm">
          <draw:text-box>
            <text:p text:style-name="P2"><text:span text:style-name="T1">100</text:span></text:p>
          </draw:text-box>
        </draw:frame>
        <draw:frame draw:style-name="gr2" draw:text-style-name="P5" draw:layer="layout" svg:width="1.15cm" svg:height="0.687cm" svg:x="2cm" svg:y="6.288cm">
          <draw:text-box>
            <text:p text:style-name="P2"><text:span text:style-name="T1">200</text:span></text:p>
          </draw:text-box>
        </draw:frame>
        <draw:frame draw:style-name="gr2" draw:text-style-name="P5" draw:layer="layout" svg:width="1.15cm" svg:height="0.687cm" svg:x="2cm" svg:y="5.289cm">
          <draw:text-box>
            <text:p text:style-name="P2"><text:span text:style-name="T1">300</text:span></text:p>
          </draw:text-box>
        </draw:frame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3.5cm" svg:y1="9.7cm" svg:x2="18cm" svg:y2="9.7cm">
          <text:p text:style-name="P2"/>
        </draw:line>
        <draw:rect draw:style-name="gr1" draw:text-style-name="P1" draw:layer="layout" svg:width="1.5cm" svg:height="1cm" svg:x="3.5cm" svg:y="8.7cm">
          <text:p text:style-name="P2"/>
        </draw:rect>
        <draw:rect draw:style-name="gr1" draw:text-style-name="P1" draw:layer="layout" svg:width="1.5cm" svg:height="2cm" svg:x="5cm" svg:y="7.7cm">
          <text:p text:style-name="P2"/>
        </draw:rect>
        <draw:line draw:style-name="gr1" draw:text-style-name="P1" draw:layer="layout" svg:x1="3.5cm" svg:y1="3.7cm" svg:x2="3.5cm" svg:y2="9.7cm">
          <text:p text:style-name="P2"/>
        </draw:line>
        <draw:rect draw:style-name="gr1" draw:text-style-name="P1" draw:layer="layout" svg:width="1.5cm" svg:height="3cm" svg:x="6.5cm" svg:y="6.7cm">
          <text:p text:style-name="P2"/>
        </draw:rect>
        <draw:line draw:style-name="gr1" draw:text-style-name="P1" draw:layer="layout" svg:x1="9.5cm" svg:y1="6.7cm" svg:x2="9.5cm" svg:y2="6.2cm">
          <text:p text:style-name="P2"/>
        </draw:line>
        <draw:line draw:style-name="gr1" draw:text-style-name="P1" draw:layer="layout" svg:x1="14.069cm" svg:y1="6.204cm" svg:x2="9.505cm" svg:y2="6.204cm">
          <text:p text:style-name="P2"/>
        </draw:line>
        <draw:rect draw:style-name="gr1" draw:text-style-name="P1" draw:layer="layout" svg:width="1.5cm" svg:height="3cm" svg:x="6.5cm" svg:y="6.7cm">
          <text:p text:style-name="P2"/>
        </draw:rect>
        <draw:rect draw:style-name="gr6" draw:text-style-name="P1" draw:layer="layout" svg:width="1.5cm" svg:height="4cm" svg:x="8cm" svg:y="5.7cm">
          <text:p text:style-name="P2"/>
        </draw:rect>
        <draw:frame draw:style-name="gr2" draw:text-style-name="P5" draw:layer="layout" svg:width="15.801cm" svg:height="1.995cm" svg:x="2.87cm" svg:y="10.7cm">
          <draw:text-box>
            <text:p text:style-name="P2"><text:span text:style-name="T1">Note that smaller increases can be achieved by reducing the height of the darker shaded</text:span></text:p>
            <text:p text:style-name="P2"><text:span text:style-name="T1">bar, and moving it left by 1, 2, or 3 places if necessary (so as to stay within the motors'</text:span></text:p>
            <text:p text:style-name="P2"><text:span text:style-name="T1"><text:s/></text:span><text:span text:style-name="T1">acceleration profile)</text:span></text:p>
            <text:p text:style-name="P2"><text:span text:style-name="T1">E.G.</text:span></text:p>
          </draw:text-box>
        </draw:frame>
        <draw:line draw:style-name="gr1" draw:text-style-name="P1" draw:layer="layout" svg:x1="3.5cm" svg:y1="19.4cm" svg:x2="18cm" svg:y2="19.4cm">
          <text:p text:style-name="P2"/>
        </draw:line>
        <draw:rect draw:style-name="gr1" draw:text-style-name="P1" draw:layer="layout" svg:width="1.5cm" svg:height="1cm" svg:x="5cm" svg:y="18.4cm">
          <text:p text:style-name="P2"/>
        </draw:rect>
        <draw:rect draw:style-name="gr1" draw:text-style-name="P1" draw:layer="layout" svg:width="1.5cm" svg:height="2cm" svg:x="6.5cm" svg:y="17.4cm">
          <text:p text:style-name="P2"/>
        </draw:rect>
        <draw:line draw:style-name="gr1" draw:text-style-name="P1" draw:layer="layout" svg:x1="3.5cm" svg:y1="13.4cm" svg:x2="3.5cm" svg:y2="19.4cm">
          <text:p text:style-name="P2"/>
        </draw:line>
        <draw:line draw:style-name="gr1" draw:text-style-name="P1" draw:layer="layout" svg:x1="9.5cm" svg:y1="16.5cm" svg:x2="9.5cm" svg:y2="16cm">
          <text:p text:style-name="P2"/>
        </draw:line>
        <draw:line draw:style-name="gr1" draw:text-style-name="P1" draw:layer="layout" svg:x1="14.069cm" svg:y1="16.004cm" svg:x2="9.505cm" svg:y2="16.004cm">
          <text:p text:style-name="P2"/>
        </draw:line>
        <draw:rect draw:style-name="gr1" draw:text-style-name="P1" draw:layer="layout" svg:width="1.5cm" svg:height="3cm" svg:x="8cm" svg:y="16.4cm">
          <text:p text:style-name="P2"/>
        </draw:rect>
        <draw:line draw:style-name="gr1" draw:text-style-name="P1" draw:layer="layout" svg:x1="3.5cm" svg:y1="9.7cm" svg:x2="18cm" svg:y2="9.7cm">
          <text:p text:style-name="P2"/>
        </draw:line>
        <draw:rect draw:style-name="gr1" draw:text-style-name="P1" draw:layer="layout" svg:width="1.5cm" svg:height="1cm" svg:x="3.5cm" svg:y="8.7cm">
          <text:p text:style-name="P2"/>
        </draw:rect>
        <draw:rect draw:style-name="gr1" draw:text-style-name="P1" draw:layer="layout" svg:width="1.5cm" svg:height="2cm" svg:x="5cm" svg:y="7.7cm">
          <text:p text:style-name="P2"/>
        </draw:rect>
        <draw:line draw:style-name="gr1" draw:text-style-name="P1" draw:layer="layout" svg:x1="3.5cm" svg:y1="3.7cm" svg:x2="3.5cm" svg:y2="9.7cm">
          <text:p text:style-name="P2"/>
        </draw:line>
        <draw:rect draw:style-name="gr1" draw:text-style-name="P1" draw:layer="layout" svg:width="1.5cm" svg:height="3cm" svg:x="6.5cm" svg:y="6.7cm">
          <text:p text:style-name="P2"/>
        </draw:rect>
        <draw:line draw:style-name="gr1" draw:text-style-name="P1" draw:layer="layout" svg:x1="9.5cm" svg:y1="6.7cm" svg:x2="9.5cm" svg:y2="6.2cm">
          <text:p text:style-name="P2"/>
        </draw:line>
        <draw:line draw:style-name="gr1" draw:text-style-name="P1" draw:layer="layout" svg:x1="14.069cm" svg:y1="6.204cm" svg:x2="9.505cm" svg:y2="6.204cm">
          <text:p text:style-name="P2"/>
        </draw:line>
        <draw:rect draw:style-name="gr1" draw:text-style-name="P1" draw:layer="layout" svg:width="1.5cm" svg:height="3cm" svg:x="6.5cm" svg:y="6.7cm">
          <text:p text:style-name="P2"/>
        </draw:rect>
        <draw:rect draw:style-name="gr6" draw:text-style-name="P1" draw:layer="layout" svg:width="1.5cm" svg:height="4cm" svg:x="8cm" svg:y="5.7cm">
          <text:p text:style-name="P2"/>
        </draw:rect>
        <draw:rect draw:style-name="gr6" draw:text-style-name="P1" draw:layer="layout" svg:width="1.5cm" svg:height="0.4cm" svg:x="3.5cm" svg:y="19cm">
          <text:p text:style-name="P2"/>
        </draw:rect>
        <draw:line draw:style-name="gr1" draw:text-style-name="P1" draw:layer="layout" svg:x1="3.5cm" svg:y1="27.8cm" svg:x2="18cm" svg:y2="27.8cm">
          <text:p text:style-name="P2"/>
        </draw:line>
        <draw:rect draw:style-name="gr1" draw:text-style-name="P1" draw:layer="layout" svg:width="1.5cm" svg:height="1cm" svg:x="3.5cm" svg:y="26.8cm">
          <text:p text:style-name="P2"/>
        </draw:rect>
        <draw:rect draw:style-name="gr1" draw:text-style-name="P1" draw:layer="layout" svg:width="1.5cm" svg:height="2cm" svg:x="5cm" svg:y="25.8cm">
          <text:p text:style-name="P2"/>
        </draw:rect>
        <draw:line draw:style-name="gr1" draw:text-style-name="P1" draw:layer="layout" svg:x1="3.5cm" svg:y1="21.8cm" svg:x2="3.5cm" svg:y2="27.8cm">
          <text:p text:style-name="P2"/>
        </draw:line>
        <draw:line draw:style-name="gr1" draw:text-style-name="P1" draw:layer="layout" svg:x1="11cm" svg:y1="24.9cm" svg:x2="11cm" svg:y2="24.4cm">
          <text:p text:style-name="P2"/>
        </draw:line>
        <draw:line draw:style-name="gr1" draw:text-style-name="P1" draw:layer="layout" svg:x1="15.569cm" svg:y1="24.404cm" svg:x2="11.005cm" svg:y2="24.404cm">
          <text:p text:style-name="P2"/>
        </draw:line>
        <draw:rect draw:style-name="gr1" draw:text-style-name="P1" draw:layer="layout" svg:width="1.5cm" svg:height="3cm" svg:x="6.5cm" svg:y="24.8cm">
          <text:p text:style-name="P2"/>
        </draw:rect>
        <draw:rect draw:style-name="gr6" draw:text-style-name="P1" draw:layer="layout" svg:width="1.5cm" svg:height="4cm" svg:x="8cm" svg:y="23.8cm">
          <text:p text:style-name="P2"/>
        </draw:rect>
        <draw:rect draw:style-name="gr6" draw:text-style-name="P1" draw:layer="layout" svg:width="1.5cm" svg:height="4cm" svg:x="9.5cm" svg:y="23.8cm">
          <text:p text:style-name="P2"/>
        </draw:rect>
        <draw:frame draw:style-name="gr2" draw:text-style-name="P5" draw:layer="layout" svg:width="1.912cm" svg:height="0.687cm" svg:x="8.5cm" svg:y="21.9cm">
          <draw:text-box>
            <text:p text:style-name="P2"><text:span text:style-name="T1">Graph 5</text:span></text:p>
          </draw:text-box>
        </draw:frame>
        <draw:frame draw:style-name="gr2" draw:text-style-name="P5" draw:layer="layout" svg:width="7.026cm" svg:height="2.023cm" svg:x="11cm" svg:y="21.4cm">
          <draw:text-box>
            <text:p text:style-name="P2"><text:span text:style-name="T1">Max Distance is 2 * 4</text:span><text:span text:style-name="T3">th</text:span><text:span text:style-name="T1"> element.</text:span></text:p>
            <text:p text:style-name="P2"><text:span text:style-name="T1">To reduce this, make 4</text:span><text:span text:style-name="T3">th</text:span><text:span text:style-name="T1"> Bar smaller.</text:span></text:p>
            <text:p text:style-name="P2"><text:span text:style-name="T1">If it's then &lt; bars 1 to 3, move it to the</text:span></text:p>
            <text:p text:style-name="P2"><text:span text:style-name="T1">left of bars 1 to 3.</text:span></text:p>
          </draw:text-box>
        </draw:frame>
        <draw:frame draw:style-name="gr2" draw:layer="layout" svg:width="13.668cm" svg:height="0.687cm" svg:x="2.9cm" svg:y="20.3cm">
          <draw:text-box>
            <text:p text:style-name="P2"><text:span text:style-name="T1">A slightly larger increase in distance can achieved by adding two extra BARs</text:span></text:p>
          </draw:text-box>
        </draw:frame>
        <draw:frame draw:style-name="gr2" draw:text-style-name="P5" draw:layer="layout" svg:width="16.275cm" svg:height="1.995cm" svg:x="2.871cm" svg:y="1.501cm">
          <draw:text-box>
            <text:p text:style-name="P2"><text:span text:style-name="T1">If an adjacent line requires the motor to stop at a position further away from the Given Start</text:span></text:p>
            <text:p text:style-name="P2"><text:span text:style-name="T1">point than a 'normal' acceleration profile would leave us at, we must extend the acceleration</text:span></text:p>
            <text:p text:style-name="P2"><text:span text:style-name="T1">profile. A small increase in distance can achieved by adding an extra BAR – the maximum</text:span></text:p>
            <text:p text:style-name="P2"><text:span text:style-name="T1">this would allow is element 4 of nAccProfile[].</text:span></text:p>
          </draw:text-box>
        </draw:frame>
        <draw:frame draw:style-name="gr2" draw:text-style-name="P5" draw:layer="layout" svg:width="1.15cm" svg:height="0.687cm" svg:x="2cm" svg:y="18.087cm">
          <draw:text-box>
            <text:p text:style-name="P2"><text:span text:style-name="T1">100</text:span></text:p>
          </draw:text-box>
        </draw:frame>
        <draw:frame draw:style-name="gr2" draw:text-style-name="P5" draw:layer="layout" svg:width="1.15cm" svg:height="0.687cm" svg:x="2cm" svg:y="16.988cm">
          <draw:text-box>
            <text:p text:style-name="P2"><text:span text:style-name="T1">200</text:span></text:p>
          </draw:text-box>
        </draw:frame>
        <draw:frame draw:style-name="gr2" draw:text-style-name="P5" draw:layer="layout" svg:width="1.15cm" svg:height="0.687cm" svg:x="2cm" svg:y="15.989cm">
          <draw:text-box>
            <text:p text:style-name="P2"><text:span text:style-name="T1">300</text:span></text:p>
          </draw:text-box>
        </draw:frame>
        <draw:frame draw:style-name="gr2" draw:text-style-name="P5" draw:layer="layout" svg:width="1.15cm" svg:height="0.687cm" svg:x="2cm" svg:y="26.587cm">
          <draw:text-box>
            <text:p text:style-name="P2"><text:span text:style-name="T1">100</text:span></text:p>
          </draw:text-box>
        </draw:frame>
        <draw:frame draw:style-name="gr2" draw:text-style-name="P5" draw:layer="layout" svg:width="1.15cm" svg:height="0.687cm" svg:x="2cm" svg:y="25.488cm">
          <draw:text-box>
            <text:p text:style-name="P2"><text:span text:style-name="T1">200</text:span></text:p>
          </draw:text-box>
        </draw:frame>
        <draw:frame draw:style-name="gr2" draw:text-style-name="P5" draw:layer="layout" svg:width="1.15cm" svg:height="0.687cm" svg:x="2cm" svg:y="24.489cm">
          <draw:text-box>
            <text:p text:style-name="P2"><text:span text:style-name="T1">300</text:span></text:p>
          </draw:text-box>
        </draw:frame>
        <draw:frame draw:style-name="gr2" draw:text-style-name="P5" draw:layer="layout" svg:width="1.15cm" svg:height="0.687cm" svg:x="2cm" svg:y="8.487cm">
          <draw:text-box>
            <text:p text:style-name="P2"><text:span text:style-name="T1">100</text:span></text:p>
          </draw:text-box>
        </draw:frame>
        <draw:frame draw:style-name="gr2" draw:text-style-name="P5" draw:layer="layout" svg:width="1.15cm" svg:height="0.687cm" svg:x="2cm" svg:y="7.388cm">
          <draw:text-box>
            <text:p text:style-name="P2"><text:span text:style-name="T1">200</text:span></text:p>
          </draw:text-box>
        </draw:frame>
        <draw:frame draw:style-name="gr2" draw:text-style-name="P5" draw:layer="layout" svg:width="1.15cm" svg:height="0.687cm" svg:x="2cm" svg:y="6.389cm">
          <draw:text-box>
            <text:p text:style-name="P2"><text:span text:style-name="T1">300</text:span></text:p>
          </draw:text-box>
        </draw:frame>
        <draw:frame draw:style-name="gr2" draw:text-style-name="P5" draw:layer="layout" svg:width="1.15cm" svg:height="0.687cm" svg:x="2cm" svg:y="5.49cm">
          <draw:text-box>
            <text:p text:style-name="P2"><text:span text:style-name="T1">400</text:span></text:p>
          </draw:text-box>
        </draw:frame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3.5cm" svg:y1="17.1cm" svg:x2="18cm" svg:y2="17.1cm">
          <text:p text:style-name="P2"/>
        </draw:line>
        <draw:rect draw:style-name="gr1" draw:text-style-name="P1" draw:layer="layout" svg:width="1.5cm" svg:height="1cm" svg:x="3.5cm" svg:y="16.1cm">
          <text:p text:style-name="P2"/>
        </draw:rect>
        <draw:rect draw:style-name="gr1" draw:text-style-name="P1" draw:layer="layout" svg:width="1.5cm" svg:height="2cm" svg:x="5cm" svg:y="15.1cm">
          <text:p text:style-name="P2"/>
        </draw:rect>
        <draw:line draw:style-name="gr1" draw:text-style-name="P1" draw:layer="layout" svg:x1="3.5cm" svg:y1="11.1cm" svg:x2="3.5cm" svg:y2="17.1cm">
          <text:p text:style-name="P2"/>
        </draw:line>
        <draw:line draw:style-name="gr1" draw:text-style-name="P1" draw:layer="layout" svg:x1="14cm" svg:y1="14.2cm" svg:x2="14cm" svg:y2="13.7cm">
          <text:p text:style-name="P2"/>
        </draw:line>
        <draw:line draw:style-name="gr1" draw:text-style-name="P1" draw:layer="layout" svg:x1="18.569cm" svg:y1="13.704cm" svg:x2="14.005cm" svg:y2="13.704cm">
          <text:p text:style-name="P2"/>
        </draw:line>
        <draw:rect draw:style-name="gr1" draw:text-style-name="P1" draw:layer="layout" svg:width="1.5cm" svg:height="3cm" svg:x="6.5cm" svg:y="14.1cm">
          <text:p text:style-name="P2"/>
        </draw:rect>
        <draw:rect draw:style-name="gr6" draw:text-style-name="P1" draw:layer="layout" svg:width="1.5cm" svg:height="4cm" svg:x="8cm" svg:y="13.1cm">
          <text:p text:style-name="P2"/>
        </draw:rect>
        <draw:rect draw:style-name="gr6" draw:text-style-name="P1" draw:layer="layout" svg:width="1.5cm" svg:height="4cm" svg:x="12.5cm" svg:y="13.1cm">
          <text:p text:style-name="P2"/>
        </draw:rect>
        <draw:rect draw:style-name="gr6" draw:text-style-name="P1" draw:layer="layout" svg:width="1.5cm" svg:height="4.9cm" svg:x="11cm" svg:y="12.2cm">
          <text:p text:style-name="P2"/>
        </draw:rect>
        <draw:rect draw:style-name="gr6" draw:text-style-name="P1" draw:layer="layout" svg:width="1.5cm" svg:height="4.9cm" svg:x="9.5cm" svg:y="12.2cm">
          <text:p text:style-name="P2"/>
        </draw:rect>
        <draw:frame draw:style-name="gr2" draw:text-style-name="P5" draw:layer="layout" svg:width="1.912cm" svg:height="0.687cm" svg:x="10cm" svg:y="10.9cm">
          <draw:text-box>
            <text:p text:style-name="P2"><text:span text:style-name="T1">Graph 7</text:span></text:p>
          </draw:text-box>
        </draw:frame>
        <draw:frame draw:style-name="gr2" draw:text-style-name="P5" draw:layer="layout" svg:width="17.761cm" svg:height="8.535cm" svg:x="2.354cm" svg:y="20.257cm">
          <draw:text-box>
            <text:p text:style-name="P2"><text:span text:style-name="T1">The strategy, for motors where the acceleration periods may need to be extended, is this:</text:span></text:p>
            <text:p text:style-name="P2"><text:span text:style-name="T1"/></text:p>
            <text:p text:style-name="P2"><text:span text:style-name="T1">For each line we do an initial pass to calculate the stationary start and stop positions that the line</text:span></text:p>
            <text:p text:style-name="P2"><text:span text:style-name="T1">would have if the acceleration periods did not need to be extended (this is the calculation described</text:span></text:p>
            <text:p text:style-name="P2"><text:span text:style-name="T1">at the bottom of page 1).</text:span></text:p>
            <text:p text:style-name="P2"><text:span text:style-name="T1"/></text:p>
            <text:p text:style-name="P2"><text:span text:style-name="T1">Then each line's end position is compared to the next line's start position and, if they're not the</text:span></text:p>
            <text:p text:style-name="P2"><text:span text:style-name="T1">same, one of them has it's position moved to make it the same. This adjustment has to be an</text:span></text:p>
            <text:p text:style-name="P2"><text:span text:style-name="T1">extension, and it is recorded in nAmountAddedToSpos or nAmountAddedToEndSpos.</text:span></text:p>
            <text:p text:style-name="P2"><text:span text:style-name="T1"/></text:p>
            <text:p text:style-name="P6"><text:span text:style-name="T2">Next, for lines that have been changed, the function CalcAddnalTPsReq() is called,and this is told</text:span></text:p>
            <text:p text:style-name="P6"><text:span text:style-name="T2">how much additional distance has been added. <text:s/>This function is also passed a pointer to the </text:span></text:p>
            <text:p text:style-name="P6"><text:span text:style-name="T2">Acceleration Profile and told how much of the profile has been 'used'. In other words, the lightly </text:span></text:p>
            <text:p text:style-name="P6"><text:span text:style-name="T2">shaded part of the profile is given. <text:s/>This function's primary job is to work out how many TimePeriods </text:span></text:p>
            <text:p text:style-name="P6"><text:span text:style-name="T2">the dark shaded part will require but, as it does that, it also returns the how much of the</text:span></text:p>
            <text:p text:style-name="P6"><text:span text:style-name="T2">Maximum Bar is used (in the variable 'nAmountOfMaxBarRemaining'). This figure will be used to</text:span></text:p>
            <text:p text:style-name="P6"><text:span text:style-name="T2">decide how far left the reduced Maximum Bar must be moved.</text:span></text:p>
            <text:p text:style-name="P6"><text:span text:style-name="T2"/></text:p>
            <text:p text:style-name="P6"><text:span text:style-name="T2">For extended Decelerations at the end of a line a similar procedure is used.</text:span></text:p>
          </draw:text-box>
        </draw:frame>
        <draw:line draw:style-name="gr1" draw:text-style-name="P1" draw:layer="layout" svg:x1="3.501cm" svg:y1="9.3cm" svg:x2="18.001cm" svg:y2="9.3cm">
          <text:p text:style-name="P2"/>
        </draw:line>
        <draw:rect draw:style-name="gr1" draw:text-style-name="P1" draw:layer="layout" svg:width="1.5cm" svg:height="1cm" svg:x="3.501cm" svg:y="8.3cm">
          <text:p text:style-name="P2"/>
        </draw:rect>
        <draw:rect draw:style-name="gr1" draw:text-style-name="P1" draw:layer="layout" svg:width="1.5cm" svg:height="2cm" svg:x="5.001cm" svg:y="7.3cm">
          <text:p text:style-name="P2"/>
        </draw:rect>
        <draw:line draw:style-name="gr1" draw:text-style-name="P1" draw:layer="layout" svg:x1="3.501cm" svg:y1="3.3cm" svg:x2="3.501cm" svg:y2="9.3cm">
          <text:p text:style-name="P2"/>
        </draw:line>
        <draw:line draw:style-name="gr1" draw:text-style-name="P1" draw:layer="layout" svg:x1="12.501cm" svg:y1="6.4cm" svg:x2="12.501cm" svg:y2="5.9cm">
          <text:p text:style-name="P2"/>
        </draw:line>
        <draw:line draw:style-name="gr1" draw:text-style-name="P1" draw:layer="layout" svg:x1="17.07cm" svg:y1="5.904cm" svg:x2="12.506cm" svg:y2="5.904cm">
          <text:p text:style-name="P2"/>
        </draw:line>
        <draw:rect draw:style-name="gr1" draw:text-style-name="P1" draw:layer="layout" svg:width="1.5cm" svg:height="3cm" svg:x="6.501cm" svg:y="6.3cm">
          <text:p text:style-name="P2"/>
        </draw:rect>
        <draw:rect draw:style-name="gr6" draw:text-style-name="P1" draw:layer="layout" svg:width="1.5cm" svg:height="4cm" svg:x="8.001cm" svg:y="5.3cm">
          <text:p text:style-name="P2"/>
        </draw:rect>
        <draw:rect draw:style-name="gr6" draw:text-style-name="P1" draw:layer="layout" svg:width="1.5cm" svg:height="4cm" svg:x="11.001cm" svg:y="5.3cm">
          <text:p text:style-name="P2"/>
        </draw:rect>
        <draw:rect draw:style-name="gr6" draw:text-style-name="P1" draw:layer="layout" svg:width="1.5cm" svg:height="4.9cm" svg:x="9.501cm" svg:y="4.4cm">
          <text:p text:style-name="P2"/>
        </draw:rect>
        <draw:frame draw:style-name="gr2" draw:text-style-name="P5" draw:layer="layout" svg:width="1.912cm" svg:height="0.687cm" svg:x="9.299cm" svg:y="3.287cm">
          <draw:text-box>
            <text:p text:style-name="P2"><text:span text:style-name="T1">Graph 6</text:span></text:p>
          </draw:text-box>
        </draw:frame>
        <draw:frame draw:style-name="gr2" draw:text-style-name="P5" draw:layer="layout" svg:width="7.026cm" svg:height="2.023cm" svg:x="11.39cm" svg:y="2.4cm">
          <draw:text-box>
            <text:p text:style-name="P2"><text:span text:style-name="T1">Max Distance is 2 * 4</text:span><text:span text:style-name="T3">th</text:span><text:span text:style-name="T1"> element + 5th.</text:span></text:p>
            <text:p text:style-name="P2"><text:span text:style-name="T1">To reduce this, make 5</text:span><text:span text:style-name="T3">th</text:span><text:span text:style-name="T1"> Bar smaller.</text:span></text:p>
            <text:p text:style-name="P2"><text:span text:style-name="T1">If it's then &lt; bars 1 to 4, move it to the</text:span></text:p>
            <text:p text:style-name="P2"><text:span text:style-name="T1">left of bars 1 to 4.</text:span></text:p>
          </draw:text-box>
        </draw:frame>
        <draw:frame draw:style-name="gr2" draw:text-style-name="P5" draw:layer="layout" svg:width="7.516cm" svg:height="1.587cm" svg:x="12.39cm" svg:y="10.601cm">
          <draw:text-box>
            <text:p text:style-name="P2"><text:span text:style-name="T1">Max Distance is 2 * 4</text:span><text:span text:style-name="T3">th</text:span><text:span text:style-name="T1"> element + 2 * 5th.</text:span></text:p>
            <text:p text:style-name="P2"><text:span text:style-name="T1">To reduce this, make 5</text:span><text:span text:style-name="T3">th</text:span><text:span text:style-name="T1"> Bar smaller.</text:span></text:p>
            <text:p text:style-name="P2"><text:span text:style-name="T1"/></text:p>
          </draw:text-box>
        </draw:frame>
        <draw:frame draw:style-name="gr2" draw:text-style-name="P5" draw:layer="layout" svg:width="15.539cm" svg:height="1.995cm" svg:x="3.591cm" svg:y="18.002cm">
          <draw:text-box>
            <text:p text:style-name="P2"><text:span text:style-name="T1">We'll identify the BAR to be made smaller with variable <text:s/>nOrigIndxOfBarToMakeSmaller</text:span></text:p>
            <text:p text:style-name="P2"><text:span text:style-name="T1">(Called Orig[inal] because its position will change if it is reduced to &lt; the Bar to the left</text:span></text:p>
            <text:p text:style-name="P2"><text:span text:style-name="T1"><text:s/></text:span><text:span text:style-name="T1">of it)</text:span></text:p>
            <text:p text:style-name="P2"><text:span text:style-name="T1"/></text:p>
          </draw:text-box>
        </draw:frame>
        <draw:frame draw:style-name="gr2" draw:text-style-name="P5" draw:layer="layout" svg:width="1.15cm" svg:height="0.687cm" svg:x="2cm" svg:y="8.487cm">
          <draw:text-box>
            <text:p text:style-name="P2"><text:span text:style-name="T1">100</text:span></text:p>
          </draw:text-box>
        </draw:frame>
        <draw:frame draw:style-name="gr2" draw:text-style-name="P5" draw:layer="layout" svg:width="1.15cm" svg:height="0.687cm" svg:x="2cm" svg:y="7.388cm">
          <draw:text-box>
            <text:p text:style-name="P2"><text:span text:style-name="T1">200</text:span></text:p>
          </draw:text-box>
        </draw:frame>
        <draw:frame draw:style-name="gr2" draw:text-style-name="P5" draw:layer="layout" svg:width="1.15cm" svg:height="0.687cm" svg:x="2cm" svg:y="6.389cm">
          <draw:text-box>
            <text:p text:style-name="P2"><text:span text:style-name="T1">300</text:span></text:p>
          </draw:text-box>
        </draw:frame>
        <draw:frame draw:style-name="gr2" draw:text-style-name="P5" draw:layer="layout" svg:width="1.15cm" svg:height="0.687cm" svg:x="2cm" svg:y="5.49cm">
          <draw:text-box>
            <text:p text:style-name="P2"><text:span text:style-name="T1">400</text:span></text:p>
          </draw:text-box>
        </draw:frame>
        <draw:frame draw:style-name="gr2" draw:text-style-name="P5" draw:layer="layout" svg:width="1.15cm" svg:height="0.687cm" svg:x="2cm" svg:y="15.787cm">
          <draw:text-box>
            <text:p text:style-name="P2"><text:span text:style-name="T1">100</text:span></text:p>
          </draw:text-box>
        </draw:frame>
        <draw:frame draw:style-name="gr2" draw:text-style-name="P5" draw:layer="layout" svg:width="1.15cm" svg:height="0.687cm" svg:x="2cm" svg:y="14.688cm">
          <draw:text-box>
            <text:p text:style-name="P2"><text:span text:style-name="T1">200</text:span></text:p>
          </draw:text-box>
        </draw:frame>
        <draw:frame draw:style-name="gr2" draw:text-style-name="P5" draw:layer="layout" svg:width="1.15cm" svg:height="0.687cm" svg:x="2cm" svg:y="13.689cm">
          <draw:text-box>
            <text:p text:style-name="P2"><text:span text:style-name="T1">300</text:span></text:p>
          </draw:text-box>
        </draw:frame>
        <draw:frame draw:style-name="gr2" draw:text-style-name="P5" draw:layer="layout" svg:width="1.15cm" svg:height="0.687cm" svg:x="2cm" svg:y="12.79cm">
          <draw:text-box>
            <text:p text:style-name="P2"><text:span text:style-name="T1">400</text:span></text:p>
          </draw:text-box>
        </draw:frame>
        <draw:frame draw:style-name="gr2" draw:text-style-name="P5" draw:layer="layout" svg:width="1.15cm" svg:height="0.687cm" svg:x="2cm" svg:y="11.891cm">
          <draw:text-box>
            <text:p text:style-name="P2"><text:span text:style-name="T1">500</text:span></text:p>
          </draw:text-box>
        </draw:frame>
      </draw:page>
      <draw:page draw:name="page4" draw:style-name="dp1" draw:master-page-name="Default">
        <office:forms form:automatic-focus="false" form:apply-design-mode="false"/>
        <draw:line draw:style-name="gr1" draw:text-style-name="P1" draw:layer="layout" svg:x1="3.501cm" svg:y1="12.2cm" svg:x2="18.001cm" svg:y2="12.2cm">
          <text:p text:style-name="P2"/>
        </draw:line>
        <draw:rect draw:style-name="gr1" draw:text-style-name="P1" draw:layer="layout" svg:width="1.5cm" svg:height="1cm" svg:x="17.001cm" svg:y="11.2cm">
          <text:p text:style-name="P2"/>
        </draw:rect>
        <draw:rect draw:style-name="gr1" draw:text-style-name="P1" draw:layer="layout" svg:width="1.5cm" svg:height="2cm" svg:x="15.501cm" svg:y="10.2cm">
          <text:p text:style-name="P2"/>
        </draw:rect>
        <draw:line draw:style-name="gr1" draw:text-style-name="P1" draw:layer="layout" svg:x1="3.501cm" svg:y1="6.2cm" svg:x2="3.501cm" svg:y2="12.2cm">
          <text:p text:style-name="P2"/>
        </draw:line>
        <draw:line draw:style-name="gr1" draw:text-style-name="P1" draw:layer="layout" svg:x1="7.97cm" svg:y1="8.804cm" svg:x2="3.406cm" svg:y2="8.804cm">
          <text:p text:style-name="P2"/>
        </draw:line>
        <draw:rect draw:style-name="gr1" draw:text-style-name="P1" draw:layer="layout" svg:width="1.5cm" svg:height="3cm" svg:x="12.501cm" svg:y="9.2cm">
          <text:p text:style-name="P2"/>
        </draw:rect>
        <draw:rect draw:style-name="gr6" draw:text-style-name="P1" draw:layer="layout" svg:width="1.5cm" svg:height="4cm" svg:x="8.001cm" svg:y="8.2cm">
          <text:p text:style-name="P2"/>
        </draw:rect>
        <draw:rect draw:style-name="gr6" draw:text-style-name="P1" draw:layer="layout" svg:width="1.5cm" svg:height="4cm" svg:x="11.001cm" svg:y="8.2cm">
          <text:p text:style-name="P2"/>
        </draw:rect>
        <draw:rect draw:style-name="gr6" draw:text-style-name="P1" draw:layer="layout" svg:width="1.5cm" svg:height="4.9cm" svg:x="9.501cm" svg:y="7.3cm">
          <text:p text:style-name="P2"/>
        </draw:rect>
        <draw:rect draw:style-name="gr6" draw:text-style-name="P1" draw:layer="layout" svg:width="1.5cm" svg:height="2.6cm" svg:x="14.001cm" svg:y="9.6cm">
          <text:p text:style-name="P2"/>
        </draw:rect>
        <draw:frame draw:style-name="gr2" draw:text-style-name="P5" draw:layer="layout" svg:width="1.912cm" svg:height="0.687cm" svg:x="10.001cm" svg:y="6cm">
          <draw:text-box>
            <text:p text:style-name="P2"><text:span text:style-name="T1">Graph 8</text:span></text:p>
          </draw:text-box>
        </draw:frame>
        <draw:frame draw:style-name="gr2" draw:layer="layout" svg:width="16.885cm" svg:height="3.303cm" svg:x="2.9cm" svg:y="1.901cm">
          <draw:text-box>
            <text:p text:style-name="P2"><text:span text:style-name="T1">Graph 7 showed that up to 1800 steps could be added in 4 time periods (given our example</text:span></text:p>
            <text:p text:style-name="P2"><text:span text:style-name="T1">Acceleration profile, and assuming the Given Initial speed was 350). This consisted of 2 BARs</text:span></text:p>
            <text:p text:style-name="P2"><text:span text:style-name="T1">of 500 Steps, and 2 BARs of 400 Steps.</text:span></text:p>
            <text:p text:style-name="P2"><text:span text:style-name="T1"/></text:p>
            <text:p text:style-name="P2"><text:span text:style-name="T1">The following graph shows how we will decelerate if the deceleration has to be extended <text:s/>by </text:span></text:p>
            <text:p text:style-name="P2"><text:span text:style-name="T1">1550 Steps. Note this requires four additional time periods because 3 time periods would allow </text:span></text:p>
            <text:p text:style-name="P2"><text:span text:style-name="T1">additional movement of only 1300 Steps (2*400 plus 1*500).</text:span></text:p>
          </draw:text-box>
        </draw:frame>
        <draw:frame draw:style-name="gr2" draw:layer="layout" svg:width="16.83cm" svg:height="1.559cm" svg:x="2.901cm" svg:y="13.902cm">
          <draw:text-box>
            <text:p text:style-name="P2"><text:span text:style-name="T1">The joint maximum bar that would have been where the arrow is had to be reduced in size </text:span></text:p>
            <text:p text:style-name="P2"><text:span text:style-name="T1">to 250 because we didn't need to go 1800 steps. <text:s/>It was then moved right and fitted in between</text:span></text:p>
            <text:p text:style-name="P2"><text:span text:style-name="T1">the 300 and 200 steps of the normal deceleration profile.</text:span></text:p>
          </draw:text-box>
        </draw:frame>
        <draw:line draw:style-name="gr7" draw:text-style-name="P1" draw:layer="layout" svg:x1="11.2cm" svg:y1="8cm" svg:x2="12.2cm" svg:y2="7cm">
          <text:p text:style-name="P2"/>
        </draw:line>
        <draw:frame draw:style-name="gr2" draw:text-style-name="P5" draw:layer="layout" svg:width="1.15cm" svg:height="0.687cm" svg:x="2cm" svg:y="11.088cm">
          <draw:text-box>
            <text:p text:style-name="P2"><text:span text:style-name="T1">100</text:span></text:p>
          </draw:text-box>
        </draw:frame>
        <draw:frame draw:style-name="gr2" draw:text-style-name="P5" draw:layer="layout" svg:width="1.15cm" svg:height="0.687cm" svg:x="2cm" svg:y="9.989cm">
          <draw:text-box>
            <text:p text:style-name="P2"><text:span text:style-name="T1">200</text:span></text:p>
          </draw:text-box>
        </draw:frame>
        <draw:frame draw:style-name="gr2" draw:text-style-name="P5" draw:layer="layout" svg:width="1.15cm" svg:height="0.687cm" svg:x="2cm" svg:y="8.99cm">
          <draw:text-box>
            <text:p text:style-name="P2"><text:span text:style-name="T1">300</text:span></text:p>
          </draw:text-box>
        </draw:frame>
        <draw:frame draw:style-name="gr2" draw:text-style-name="P5" draw:layer="layout" svg:width="1.15cm" svg:height="0.687cm" svg:x="2cm" svg:y="8.091cm">
          <draw:text-box>
            <text:p text:style-name="P2"><text:span text:style-name="T1">400</text:span></text:p>
          </draw:text-box>
        </draw:frame>
        <draw:frame draw:style-name="gr2" draw:text-style-name="P5" draw:layer="layout" svg:width="1.15cm" svg:height="0.687cm" svg:x="2cm" svg:y="7.192cm">
          <draw:text-box>
            <text:p text:style-name="P2"><text:span text:style-name="T1">5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M J</meta:initial-creator>
    <meta:creation-date>2009-09-16T03:22:14</meta:creation-date>
    <dc:creator>M J</dc:creator>
    <dc:date>2009-09-20T06:39:52</dc:date>
    <meta:editing-cycles>11</meta:editing-cycles>
    <meta:editing-duration>PT5H12M1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